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7.438cm" svg:y="29.292cm">
          <draw:text-box>
            <text:p><text:span text:style-name="T5">sum: -8</text:span></text:p>
          </draw:text-box>
        </draw:frame>
        <draw:frame draw:style-name="gr9" draw:text-style-name="P5" draw:layer="layout" svg:width="3.093cm" svg:height="1.204cm" svg:x="27.638cm" svg:y="30.192cm">
          <draw:text-box>
            <text:p><text:span text:style-name="T5">min: -8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28.652cm" svg:y="22.329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19.812cm" svg:y="32.204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7:53.483581974</dc:date>
    <dc:creator>elucterio </dc:creator>
    <meta:editing-duration>PT4H19M20S</meta:editing-duration>
    <meta:editing-cycles>47</meta:editing-cycles>
    <meta:generator>LibreOffice/4.2.8.2$Linux_X86_64 LibreOffice_project/420m0$Build-2</meta:generator>
    <meta:document-statistic meta:object-count="100"/>
  </office:meta>
</office:document-meta>
</file>